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36" style:parent-style-name="Standard" style:family="paragraph">
      <style:paragraph-properties style:text-autospace="none" fo:text-align="center" fo:margin-top="0.0833in" fo:margin-bottom="0in" fo:line-height="100%"/>
    </style:style>
    <style:style style:name="P37" style:parent-style-name="Standard" style:family="paragraph">
      <style:paragraph-properties style:text-autospace="none" fo:text-align="center" fo:margin-top="0.0833in" fo:margin-bottom="0in" fo:line-height="100%"/>
    </style:style>
    <style:style style:name="T38" style:parent-style-name="Fonteparág.padrão" style:family="text">
      <style:text-properties style:font-name="Arial" style:font-name-asian="Arial" style:font-name-complex="Arial" fo:font-style="italic" style:font-style-asian="italic" fo:color="#000000" fo:font-size="12pt" style:font-size-asian="12pt" style:font-size-complex="12pt"/>
    </style:style>
    <style:style style:name="T39" style:parent-style-name="Fonteparág.padrão" style:family="text">
      <style:text-properties style:font-name="Arial" style:font-name-asian="Arial" style:font-name-complex="Arial" fo:font-style="italic" style:font-style-asian="italic" fo:color="#000000" style:text-position="super 66.6%" fo:font-size="12pt" style:font-size-asian="12pt" style:font-size-complex="12pt"/>
    </style:style>
    <style:style style:name="T40" style:parent-style-name="Fonteparág.padrão" style:family="text">
      <style:text-properties style:font-name="Arial" style:font-name-asian="Arial" style:font-name-complex="Arial" fo:font-style="italic" style:font-style-asian="italic" fo:color="#000000" fo:font-size="12pt" style:font-size-asian="12pt" style:font-size-complex="12pt"/>
    </style:style>
    <style:style style:name="T41" style:parent-style-name="Fonteparág.padrão" style:family="text">
      <style:text-properties style:font-name="Arial" style:font-name-asian="Arial" style:font-name-complex="Arial" fo:font-style="italic" style:font-style-asian="italic" fo:color="#000000" style:text-position="super 66.6%" fo:font-size="12pt" style:font-size-asian="12pt" style:font-size-complex="12pt"/>
    </style:style>
    <style:style style:name="T42" style:parent-style-name="Fonteparág.padrão" style:family="text">
      <style:text-properties style:font-name="Arial" style:font-name-asian="Arial" style:font-name-complex="Arial" fo:font-style="italic" style:font-style-asian="italic" fo:color="#000000" fo:font-size="12pt" style:font-size-asian="12pt" style:font-size-complex="12pt"/>
    </style:style>
    <style:style style:name="T43" style:parent-style-name="Fonteparág.padrão" style:family="text">
      <style:text-properties style:font-name="Arial" style:font-name-asian="Arial" style:font-name-complex="Arial" fo:font-style="italic" style:font-style-asian="italic" fo:color="#000000" style:text-position="super 66.6%" fo:font-size="12pt" style:font-size-asian="12pt" style:font-size-complex="12pt"/>
    </style:style>
    <style:style style:name="T44" style:parent-style-name="Fonteparág.padrão" style:family="text">
      <style:text-properties style:font-name="Arial" style:font-name-asian="Arial" style:font-name-complex="Arial" fo:font-style="italic" style:font-style-asian="italic" fo:color="#000000" fo:font-size="12pt" style:font-size-asian="12pt" style:font-size-complex="12pt"/>
    </style:style>
    <style:style style:name="T45" style:parent-style-name="Fonteparág.padrão" style:family="text">
      <style:text-properties style:font-name="Arial" style:font-name-asian="Arial" style:font-name-complex="Arial" fo:font-style="italic" style:font-style-asian="italic" fo:color="#000000" style:text-position="super 66.6%" fo:font-size="12pt" style:font-size-asian="12pt" style:font-size-complex="12pt"/>
    </style:style>
    <style:style style:name="P46" style:parent-style-name="Standard" style:family="paragraph">
      <style:paragraph-properties style:text-autospace="none" fo:text-align="justify" fo:margin-top="0.0833in" fo:margin-bottom="0in" fo:line-height="100%"/>
    </style:style>
    <style:style style:name="P47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48" style:parent-style-name="Standard" style:family="paragraph">
      <style:paragraph-properties fo:text-align="justify" fo:line-height="100%">
        <style:tab-stops>
          <style:tab-stop style:type="left" style:position="1.1173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49" style:parent-style-name="Standard" style:family="paragraph">
      <style:paragraph-properties fo:text-align="justify" fo:line-height="100%">
        <style:tab-stops>
          <style:tab-stop style:type="left" style:position="1.1173in"/>
        </style:tab-stops>
      </style:paragraph-properties>
      <style:text-properties style:font-name="Arial" style:font-name-asian="Helvetica-Bold" style:font-name-complex="Arial" fo:font-size="12pt" style:font-size-asian="12pt" style:font-size-complex="12pt"/>
    </style:style>
    <style:style style:name="P50" style:parent-style-name="Standard" style:family="paragraph">
      <style:paragraph-properties style:text-autospace="none" fo:text-align="justify" fo:margin-top="0.0833in" fo:margin-bottom="0in" fo:line-height="100%"/>
    </style:style>
    <style:style style:name="T51" style:parent-style-name="Fonteparág.padrão" style:family="text">
      <style:text-properties style:font-name="Arial" style:font-name-asian="Helvetica-Bold" style:font-name-complex="Arial" fo:font-weight="bold" style:font-weight-asian="bold" style:font-weight-complex="bold" fo:color="#000000" fo:font-size="12pt" style:font-size-asian="12pt" style:font-size-complex="12pt"/>
    </style:style>
    <style:style style:name="T52" style:parent-style-name="Fonteparág.padrão" style:family="text">
      <style:text-properties style:font-name="Arial" style:font-name-asian="Helvetica-Bold" style:font-name-complex="Arial" style:font-weight-complex="bold" fo:color="#000000" fo:font-size="12pt" style:font-size-asian="12pt" style:font-size-complex="12pt"/>
    </style:style>
    <style:style style:name="T53" style:parent-style-name="Fonteparág.padrão" style:family="text">
      <style:text-properties style:font-name="Arial" style:font-name-asian="Helvetica-Bold" style:font-name-complex="Arial" style:font-weight-complex="bold" fo:font-style="italic" style:font-style-asian="italic" fo:color="#000000" fo:font-size="12pt" style:font-size-asian="12pt" style:font-size-complex="12pt"/>
    </style:style>
    <style:style style:name="P54" style:parent-style-name="Standard" style:family="paragraph">
      <style:paragraph-properties style:text-autospace="none" fo:text-align="justify" fo:margin-top="0.0833in" fo:margin-bottom="0in" fo:line-height="100%"/>
      <style:text-properties fo:font-size="12pt" style:font-size-asian="12pt" style:font-size-complex="12pt"/>
    </style:style>
    <style:style style:name="P55" style:parent-style-name="Standard" style:family="paragraph">
      <style:paragraph-properties fo:text-align="justify" fo:line-height="100%"/>
      <style:text-properties fo:font-size="12pt" style:font-size-asian="12pt" style:font-size-complex="12pt"/>
    </style:style>
    <style:style style:name="P56" style:parent-style-name="NormalWeb" style:family="paragraph">
      <style:paragraph-properties fo:text-align="justify" fo:margin-top="0in" fo:margin-bottom="0.1111in"/>
      <style:text-properties style:font-name="Arial" style:font-name-complex="Arial" fo:color="#00000A" fo:font-size="12pt" style:font-size-asian="12pt"/>
    </style:style>
    <style:style style:name="P57" style:parent-style-name="NormalWeb" style:family="paragraph">
      <style:paragraph-properties fo:text-align="justify" fo:margin-top="0in" fo:margin-bottom="0.1111in"/>
    </style:style>
    <style:style style:name="T58" style:parent-style-name="Fonteparág.padrão" style:family="text">
      <style:text-properties style:font-name="Arial" style:font-name-complex="Arial" fo:color="#00000A" fo:font-size="12pt" style:font-size-asian="12pt"/>
    </style:style>
    <style:style style:name="T59" style:parent-style-name="Fonteparág.padrão" style:family="text">
      <style:text-properties style:font-name="Arial" style:font-name-complex="Arial" fo:color="#00000A" fo:font-size="12pt" style:font-size-asian="12pt"/>
    </style:style>
    <style:style style:name="T60" style:parent-style-name="Fonteparág.padrão" style:family="text">
      <style:text-properties fo:font-size="12pt" style:font-size-asian="12pt"/>
    </style:style>
    <style:style style:name="T61" style:parent-style-name="Fonteparág.padrão" style:family="text">
      <style:text-properties fo:font-size="12pt" style:font-size-asian="12pt"/>
    </style:style>
    <style:style style:name="T62" style:parent-style-name="Fonteparág.padrão" style:family="text">
      <style:text-properties style:font-name="Arial" style:font-name-complex="Arial" fo:color="#00000A" fo:font-size="12pt" style:font-size-asian="12pt"/>
    </style:style>
    <style:style style:name="P63" style:parent-style-name="NormalWeb" style:family="paragraph">
      <style:paragraph-properties fo:text-align="justify" fo:margin-top="0in" fo:margin-bottom="0.1111in"/>
      <style:text-properties fo:font-size="12pt" style:font-size-asian="12pt"/>
    </style:style>
    <style:style style:name="T64" style:parent-style-name="Fonteparág.padrão" style:family="text">
      <style:text-properties fo:font-size="12pt" style:font-size-asian="12pt" style:font-size-complex="12pt"/>
    </style:style>
    <style:style style:name="T65" style:parent-style-name="Fonteparág.padrão" style:family="text">
      <style:text-properties fo:font-size="12pt" style:font-size-asian="12pt" style:font-size-complex="12pt"/>
    </style:style>
    <style:style style:name="T66" style:parent-style-name="Fonteparág.padrão" style:family="text">
      <style:text-properties style:font-name="Arial" fo:font-size="12pt" style:font-size-asian="12pt" style:font-size-complex="12pt"/>
    </style:style>
    <style:style style:name="T67" style:parent-style-name="Fonteparág.padrão" style:family="text">
      <style:text-properties fo:font-size="12pt" style:font-size-asian="12pt" style:font-size-complex="12pt"/>
    </style:style>
    <style:style style:name="T68" style:parent-style-name="Fonteparág.padrão" style:family="text">
      <style:text-properties fo:font-size="12pt" style:font-size-asian="12pt" style:font-size-complex="12pt"/>
    </style:style>
    <style:style style:name="P69" style:parent-style-name="Standard" style:family="paragraph">
      <style:paragraph-properties fo:widows="0" fo:orphans="0" fo:text-align="justify" fo:margin-top="0.0833in" fo:margin-bottom="0in" fo:line-height="100%">
        <style:tab-stops>
          <style:tab-stop style:type="left" style:position="0.1972in"/>
          <style:tab-stop style:type="left" style:position="0.3937in"/>
          <style:tab-stop style:type="left" style:position="0.4923in"/>
        </style:tab-stops>
      </style:paragraph-properties>
    </style:style>
    <style:style style:name="T70" style:parent-style-name="Fonteparág.padrão" style:family="text">
      <style:text-properties style:font-name="Arial" style:font-name-asian="Arial" style:font-name-complex="Arial" fo:color="#00000A" fo:font-size="12pt" style:font-size-asian="12pt" style:font-size-complex="12pt"/>
    </style:style>
    <style:style style:name="T71" style:parent-style-name="Fonteparág.padrão" style:family="text">
      <style:text-properties style:font-name="Arial" style:font-name-asian="Arial" style:font-name-complex="Arial" fo:color="#0000FF" fo:font-size="12pt" style:font-size-asian="12pt" style:font-size-complex="12pt"/>
    </style:style>
    <style:style style:name="T72" style:parent-style-name="Fonteparág.padrão" style:family="text">
      <style:text-properties style:font-name="Arial" style:font-name-asian="Arial" style:font-name-complex="Arial" fo:color="#00000A" fo:font-size="12pt" style:font-size-asian="12pt" style:font-size-complex="12pt"/>
    </style:style>
    <style:style style:name="T73" style:parent-style-name="Fonteparág.padrão" style:family="text">
      <style:text-properties style:font-name="Arial" style:font-name-asian="Arial" style:font-name-complex="Arial" fo:color="#00000A" fo:font-size="12pt" style:font-size-asian="12pt" style:font-size-complex="12pt"/>
    </style:style>
    <style:style style:name="T74" style:parent-style-name="Fonteparág.padrão" style:family="text">
      <style:text-properties style:font-name="Arial" style:font-name-asian="Arial" style:font-name-complex="Arial" fo:color="#00000A" fo:font-size="12pt" style:font-size-asian="12pt" style:font-size-complex="12pt"/>
    </style:style>
    <style:style style:name="T75" style:parent-style-name="Fonteparág.padrão" style:family="text">
      <style:text-properties fo:font-size="12pt" style:font-size-asian="12pt" style:font-size-complex="12pt"/>
    </style:style>
    <style:style style:name="T76" style:parent-style-name="Fonteparág.padrão" style:family="text">
      <style:text-properties style:font-name="Arial" style:font-name-asian="Arial" style:font-name-complex="Arial" fo:color="#00000A" fo:font-size="12pt" style:font-size-asian="12pt" style:font-size-complex="12pt"/>
    </style:style>
    <style:style style:name="P77" style:parent-style-name="NormalWeb" style:family="paragraph">
      <style:paragraph-properties fo:margin-top="0in" fo:margin-bottom="0.1111in"/>
    </style:style>
    <style:style style:name="T78" style:parent-style-name="Fonteparág.padrão" style:family="text">
      <style:text-properties style:font-name="Arial" style:font-name-complex="Arial" fo:color="#00000A" fo:font-size="12pt" style:font-size-asian="12pt"/>
    </style:style>
    <style:style style:name="T79" style:parent-style-name="Fonteparág.padrão" style:family="text">
      <style:text-properties style:font-name="Arial" style:font-name-complex="Arial" fo:color="#00000A" fo:font-size="12pt" style:font-size-asian="12pt"/>
    </style:style>
    <style:style style:name="T80" style:parent-style-name="Fonteparág.padrão" style:family="text">
      <style:text-properties style:font-name="Arial" style:font-name-complex="Arial" fo:color="#00000A" fo:font-size="12pt" style:font-size-asian="12pt"/>
    </style:style>
    <style:style style:name="T81" style:parent-style-name="Fonteparág.padrão" style:family="text">
      <style:text-properties fo:font-size="12pt" style:font-size-asian="12pt"/>
    </style:style>
    <style:style style:name="T82" style:parent-style-name="Fonteparág.padrão" style:family="text">
      <style:text-properties fo:font-size="12pt" style:font-size-asian="12pt"/>
    </style:style>
    <style:style style:name="T83" style:parent-style-name="Fonteparág.padrão" style:family="text">
      <style:text-properties style:font-name="Arial" style:font-name-complex="Arial" fo:color="#00000A" fo:font-size="12pt" style:font-size-asian="12pt"/>
    </style:style>
    <style:style style:name="P84" style:parent-style-name="Standard" style:family="paragraph">
      <style:paragraph-properties fo:widows="0" fo:orphans="0" fo:text-align="justify" fo:margin-top="0.0833in" fo:margin-bottom="0in" fo:line-height="100%">
        <style:tab-stops>
          <style:tab-stop style:type="left" style:position="0.1972in"/>
          <style:tab-stop style:type="left" style:position="0.3937in"/>
          <style:tab-stop style:type="left" style:position="0.4923in"/>
        </style:tab-stops>
      </style:paragraph-properties>
      <style:text-properties style:font-name="Arial" style:font-name-asian="Arial" style:font-name-complex="Arial" fo:color="#00000A" fo:font-size="12pt" style:font-size-asian="12pt" style:font-size-complex="12pt"/>
    </style:style>
    <style:style style:name="P85" style:parent-style-name="Standard" style:family="paragraph">
      <style:paragraph-properties fo:widows="0" fo:orphans="0" fo:text-align="justify" fo:margin-top="0.0833in" fo:margin-bottom="0in" fo:line-height="100%">
        <style:tab-stops>
          <style:tab-stop style:type="left" style:position="0.1972in"/>
          <style:tab-stop style:type="left" style:position="0.3937in"/>
          <style:tab-stop style:type="left" style:position="0.4923in"/>
        </style:tab-stops>
      </style:paragraph-properties>
    </style:style>
    <style:style style:name="P86" style:parent-style-name="Standard" style:family="paragraph">
      <style:paragraph-properties style:text-autospace="none" fo:text-align="justify" fo:margin-top="0.0833in" fo:margin-bottom="0in" fo:line-height="100%"/>
    </style:style>
    <style:style style:name="T8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88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T8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0" style:parent-style-name="Standard" style:family="paragraph">
      <style:paragraph-properties style:text-autospace="none" fo:text-align="justify" fo:margin-top="0.0833in" fo:margin-bottom="0in" fo:line-height="100%"/>
    </style:style>
    <style:style style:name="P91" style:parent-style-name="SemEspaçamento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="Arial" style:font-name-complex="Arial" style:language-asian="pt" style:country-asian="BR"/>
    </style:style>
    <style:style style:name="P92" style:parent-style-name="SemEspaçamento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="Arial" style:font-name-complex="Arial" style:language-asian="pt" style:country-asian="BR"/>
    </style:style>
    <style:style style:name="P93" style:parent-style-name="Standard" style:family="paragraph">
      <style:paragraph-properties fo:text-align="justify" fo:line-height="100%">
        <style:tab-stops>
          <style:tab-stop style:type="left" style:position="0in"/>
        </style:tab-stops>
      </style:paragraph-properties>
    </style:style>
    <style:style style:name="T94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95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96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97" style:parent-style-name="Standard" style:family="paragraph">
      <style:paragraph-properties fo:text-align="justify" fo:line-height="100%">
        <style:tab-stops>
          <style:tab-stop style:type="left" style:position="0in"/>
        </style:tab-stops>
      </style:paragraph-properties>
    </style:style>
    <style:style style:name="T98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99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00" style:parent-style-name="Standard" style:family="paragraph">
      <style:paragraph-properties style:text-autospace="none" fo:text-align="justify" fo:margin-top="0.0833in" fo:margin-bottom="0in" fo:line-height="100%">
        <style:tab-stops>
          <style:tab-stop style:type="left" style:position="0in"/>
        </style:tab-stops>
      </style:paragraph-properties>
      <style:text-properties style:font-name="Arial" style:font-name-complex="Arial" fo:color="#000000" fo:font-size="12pt" style:font-size-asian="12pt" style:font-size-complex="12pt" fo:background-color="#FFFFFF" style:language-asian="pt" style:country-asian="BR"/>
    </style:style>
    <style:style style:name="P101" style:parent-style-name="Standard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02" style:parent-style-name="Standard" style:family="paragraph">
      <style:paragraph-properties style:text-autospace="none" fo:text-align="center" fo:margin-top="0.0833in" fo:margin-bottom="0in" fo:line-height="100%"/>
    </style:style>
    <style:style style:name="T10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0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T10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0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T10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8" style:parent-style-name="Standard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09" style:parent-style-name="Textbody" style:family="paragraph">
      <style:paragraph-properties fo:text-align="justify"/>
    </style:style>
    <style:style style:name="T11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11" style:parent-style-name="Fonteparág.padrão" style:family="text">
      <style:text-properties style:font-name="Arial" style:font-name-asian="Helvetica-Bold" style:font-name-complex="Arial" style:font-weight-complex="bold" fo:font-size="12pt" style:font-size-asian="12pt" style:font-size-complex="12pt"/>
    </style:style>
    <style:style style:name="T112" style:parent-style-name="Fonteparág.padrão" style:family="text">
      <style:text-properties style:font-name="Arial" style:font-name-asian="Helvetica-Bold" style:font-name-complex="Arial" style:font-weight-complex="bold" fo:font-size="12pt" style:font-size-asian="12pt" style:font-size-complex="12pt"/>
    </style:style>
    <style:style style:name="T113" style:parent-style-name="Fonteparág.padrão" style:family="text">
      <style:text-properties style:font-name="Arial" style:font-name-asian="Helvetica-Bold" style:font-name-complex="Arial" style:font-weight-complex="bold" fo:font-size="12pt" style:font-size-asian="12pt" style:font-size-complex="12pt"/>
    </style:style>
    <style:style style:name="T114" style:parent-style-name="Fonteparág.padrão" style:family="text">
      <style:text-properties style:font-name="Arial" style:font-name-asian="Helvetica-Bold" style:font-name-complex="Arial" style:font-weight-complex="bold" fo:font-size="12pt" style:font-size-asian="12pt" style:font-size-complex="12pt"/>
    </style:style>
    <style:style style:name="P115" style:parent-style-name="Textbody" style:family="paragraph">
      <style:paragraph-properties fo:text-align="justify"/>
    </style:style>
    <style:style style:name="T116" style:parent-style-name="Fonteparág.padrão" style:family="text">
      <style:text-properties style:font-name="Arial" style:font-name-asian="Helvetica-Bold" style:font-name-complex="Arial" style:font-weight-complex="bold" fo:font-size="12pt" style:font-size-asian="12pt" style:font-size-complex="12pt"/>
    </style:style>
    <style:style style:name="P117" style:parent-style-name="Textbody" style:family="paragraph">
      <style:paragraph-properties fo:text-align="justify"/>
    </style:style>
    <style:style style:name="T118" style:parent-style-name="Fonteparág.padrão" style:family="text">
      <style:text-properties style:font-name="Arial" style:font-name-asian="Helvetica-Bold" style:font-name-complex="Arial" style:font-weight-complex="bold" fo:font-size="12pt" style:font-size-asian="12pt" style:font-size-complex="12pt"/>
    </style:style>
    <style:style style:name="T119" style:parent-style-name="Fonteparág.padrão" style:family="text">
      <style:text-properties style:font-name="Arial" style:font-name-asian="Helvetica-Bold" style:font-name-complex="Arial" style:font-weight-complex="bold" fo:font-size="12pt" style:font-size-asian="12pt" style:font-size-complex="12pt"/>
    </style:style>
    <style:style style:name="P120" style:parent-style-name="Standard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21" style:parent-style-name="Standard" style:family="paragraph">
      <style:paragraph-properties style:text-autospace="none" fo:text-align="center" fo:margin-top="0.0833in" fo:margin-bottom="0in" fo:line-height="100%"/>
    </style:style>
    <style:style style:name="T12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23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T12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5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6" style:parent-style-name="Normal" style:family="paragraph">
      <style:paragraph-properties style:text-autospace="none" fo:text-align="justify"/>
      <style:text-properties style:font-name="Arial" style:font-name-complex="Arial"/>
    </style:style>
    <style:style style:name="P127" style:parent-style-name="Normal" style:family="paragraph">
      <style:paragraph-properties style:text-autospace="none" fo:text-align="justify"/>
      <style:text-properties style:font-name="Arial" style:font-name-complex="Arial"/>
    </style:style>
    <style:style style:name="P128" style:parent-style-name="Normal" style:family="paragraph">
      <style:paragraph-properties style:text-autospace="none" fo:text-align="justify"/>
      <style:text-properties style:font-name="Arial" style:font-name-complex="Arial"/>
    </style:style>
    <style:style style:name="P129" style:parent-style-name="Standard" style:family="paragraph">
      <style:paragraph-properties style:text-autospace="none" fo:text-align="justify" fo:margin-top="0.0833in" fo:margin-bottom="0in" fo:line-height="100%"/>
    </style:style>
    <style:style style:name="P130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1" style:parent-style-name="Standard" style:family="paragraph">
      <style:paragraph-properties fo:margin-bottom="0.1111in" fo:line-height="100%"/>
    </style:style>
    <style:style style:name="T132" style:parent-style-name="Fonteparág.padrão" style:family="text">
      <style:text-properties style:font-name="Arial" style:font-name-asian="Times New Roman" style:font-name-complex="Arial" fo:color="#00000A" fo:font-size="12pt" style:font-size-asian="12pt" style:font-size-complex="12pt" style:language-asian="pt" style:country-asian="BR"/>
    </style:style>
    <style:style style:name="T133" style:parent-style-name="Fonteparág.padrão" style:family="text">
      <style:text-properties style:font-name="Arial" style:font-name-asian="Times New Roman" style:font-name-complex="Arial" fo:font-weight="bold" style:font-weight-asian="bold" fo:color="#00000A" fo:font-size="12pt" style:font-size-asian="12pt" style:font-size-complex="12pt" style:language-asian="pt" style:country-asian="BR"/>
    </style:style>
    <style:style style:name="T134" style:parent-style-name="Fonteparág.padrão" style:family="text">
      <style:text-properties style:font-name="Arial" style:font-name-asian="Times New Roman" style:font-name-complex="Arial" fo:color="#00000A" fo:font-size="12pt" style:font-size-asian="12pt" style:font-size-complex="12pt" style:language-asian="pt" style:country-asian="BR"/>
    </style:style>
    <style:style style:name="P135" style:parent-style-name="Standard" style:family="paragraph">
      <style:paragraph-properties style:text-autospace="none" fo:text-align="justify" fo:margin-bottom="0.1111in" fo:line-height="100%"/>
    </style:style>
    <style:style style:name="T136" style:parent-style-name="Fonteparág.padrão" style:family="text">
      <style:text-properties style:font-name="Arial" style:font-name-asian="Times New Roman" style:font-name-complex="Arial" fo:color="#00000A" fo:font-size="12pt" style:font-size-asian="12pt" style:font-size-complex="12pt" style:language-asian="pt" style:country-asian="BR"/>
    </style:style>
    <style:style style:name="T137" style:parent-style-name="Fonteparág.padrão" style:family="text">
      <style:text-properties style:font-name="Arial" style:font-name-asian="Times New Roman" style:font-name-complex="Arial" fo:font-weight="bold" style:font-weight-asian="bold" fo:color="#00000A" fo:font-size="12pt" style:font-size-asian="12pt" style:font-size-complex="12pt" style:language-asian="pt" style:country-asian="BR"/>
    </style:style>
    <style:style style:name="T13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A" fo:font-size="12pt" style:font-size-asian="12pt" style:font-size-complex="12pt" style:language-asian="pt" style:country-asian="BR"/>
    </style:style>
    <style:style style:name="T13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A" fo:font-size="12pt" style:font-size-asian="12pt" style:font-size-complex="12pt" style:language-asian="pt" style:country-asian="BR"/>
    </style:style>
    <style:style style:name="T140" style:parent-style-name="Fonteparág.padrão" style:family="text">
      <style:text-properties style:font-name="Arial" style:font-name-asian="Times New Roman" style:font-name-complex="Arial" fo:color="#00000A" fo:font-size="12pt" style:font-size-asian="12pt" style:font-size-complex="12pt" style:language-asian="pt" style:country-asian="BR"/>
    </style:style>
    <style:style style:name="T141" style:parent-style-name="Fonteparág.padrão" style:family="text">
      <style:text-properties style:font-name="Arial" style:font-name-asian="Times New Roman" style:font-name-complex="Arial" fo:color="#00000A" fo:font-size="12pt" style:font-size-asian="12pt" style:font-size-complex="12pt" style:language-asian="pt" style:country-asian="BR"/>
    </style:style>
    <style:style style:name="T142" style:parent-style-name="Fonteparág.padrão" style:family="text">
      <style:text-properties style:font-name="Arial" style:font-name-asian="Times New Roman" style:font-name-complex="Arial" fo:color="#00000A" fo:font-size="12pt" style:font-size-asian="12pt" style:font-size-complex="12pt" style:language-asian="pt" style:country-asian="BR"/>
    </style:style>
    <style:style style:name="P143" style:parent-style-name="Standard" style:family="paragraph">
      <style:paragraph-properties fo:margin-bottom="0.1111in" fo:line-height="100%"/>
    </style:style>
    <style:style style:name="T144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14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pt" style:country-asian="BR"/>
    </style:style>
    <style:style style:name="T146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147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P148" style:parent-style-name="Standard" style:family="paragraph">
      <style:paragraph-properties fo:margin-bottom="0.1111in" fo:line-height="100%"/>
    </style:style>
    <style:style style:name="T149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15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pt" style:country-asian="BR"/>
    </style:style>
    <style:style style:name="T151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152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P153" style:parent-style-name="Standard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54" style:parent-style-name="Standard" style:family="paragraph">
      <style:paragraph-properties style:text-autospace="none" fo:text-align="center" fo:margin-top="0.0833in" fo:margin-bottom="0in" fo:line-height="100%"/>
    </style:style>
  </office:automatic-styles>
  <office:body>
    <office:text text:use-soft-page-breaks="true">
      <text:p text:style-name="P1">Benefícios do Turismo para Balneário Camboriú</text:p>
      <text:p text:style-name="P36"/>
      <text:p text:style-name="P37"><text:span text:style-name="T38">Anderson Joaquim de Lima</text:span><text:span text:style-name="T39">1</text:span><text:span text:style-name="T40">, Aron Gabriel Costa</text:span><text:span text:style-name="T41">2</text:span><text:span text:style-name="T42">, Vitória Dall’Agnolo Kuth</text:span><text:span text:style-name="T43">3</text:span><text:span text:style-name="T44">,Juarez Nelson Alves de Lima</text:span><text:span text:style-name="T45">4</text:span></text:p>
      <text:p text:style-name="P46"/>
      <text:p text:style-name="P47">RESUMO</text:p>
      <text:p text:style-name="P48"/>
      <text:p text:style-name="P49">O projeto traz como tema<text:s/>os benefícios que o turismo traz para a cidade de Balneário Camboriú, analisando todo o contexto, desde o perfil do turista que visita o município, em um determinado período de tempo, até as adequações realizadas pelos hotéis para atender a grande demanda<text:s/>de hóspedes, devido a isso, passamos ainda, por melhorias realizadas pela Prefeitura Municipal para manter essa demanda crescente e que também beneficiaram os moradores locais.</text:p>
      <text:p text:style-name="P50"><text:span text:style-name="T51">Palavras-chave:</text:span><text:span text:style-name="T52"><text:s/></text:span><text:span text:style-name="T53">Benefícios, Turismo, Balneário Camboriú.</text:span></text:p>
      <text:p text:style-name="P54"/>
      <text:p text:style-name="P55">INTRODUÇÃO</text:p>
      <text:p text:style-name="P56">O Brasil é<text:s/>descrito como país privilegiado pela existência de exuberantes recursos naturais, pelo clima agradável e pela cultura receptiva. Por si só, essas características poderiam ser razão suﬁciente para o país atrair um elevado número de turistas. Contudo, um balanço da situação atual do setor revela que o Brasil está muito aquém do ideal no tocante à exploração de seu potencial turístico (A FORÇA DO TURISMO, 2007).</text:p>
      <text:p text:style-name="P57"><text:span text:style-name="T58">A atividade turística nos últimos anos tem sido de extrema importância no que diz respeito ao dese</text:span><text:span text:style-name="T59">nvolvimento e crescimento da economia mundial. O Turismo detem hoje grande parte do PIB de muitos países que têm melhorado suas condições econômicas em decorrência do avanço que o setor tem proporcionado. (</text:span><text:span text:style-name="T60">TURISMO COMO FATOR DE CRESCIMENTO E DESENVOLVIMENT</text:span><text:span text:style-name="T61">O DO MUNICÍPIO</text:span><text:span text:style-name="T62">, 2003).,</text:span></text:p>
      <text:p text:style-name="P63"/>
      <text:p text:style-name="Standard"><text:span text:style-name="T64">Em países como a França, que de acordo com a EMBRATUR se encontra na primeira posição dos países mais visitados do mundo, de 1985 a 1998 (último ano encontrado) o fluxo de turistas cresceu de 36.748 milhões para 70 milhões, gerando</text:span><text:span text:style-name="T65"><text:s/>assim um aumento das divisas internas do país. Num país como o México, considerado em desenvolvimento, o Turismo<text:s/></text:span><text:span text:style-name="T66">também</text:span><text:span text:style-name="T67"><text:s/>proporcionou um aumento nas receitas, pois recebia em média 4.207 milhões de visitantes passando a receber 19.300 milhões no mesmo perí</text:span><text:span text:style-name="T68">odo. (TURISMO COMO FATOR DE CRESCIMENTO E DESENVOLVIMENTO DO MUNICÍPIO, 2003).</text:span></text:p>
      <text:soft-page-break/>
      <text:p text:style-name="P69"><text:span text:style-name="T70">No Brasil, o setor representou 2,55% do PIB nacional no ano de 1989, segundo a EMBRATUR, e entre os anos de 1987 a 1995 o PIB turístico passou de</text:span><text:span text:style-name="T71"><text:s/></text:span><text:span text:style-name="T72">R$38,7 bilhões para R$52,7<text:s/></text:span><text:span text:style-name="T73">bilhões, gerando um crescimento de 36% em menos de dez anos. Isto vem provar como a atividade turística é importante para contribuir na melhoria da qualidade de vida da população e prosperidade da economia brasileira, uma vez que o Turismo tem aumentado o<text:s/></text:span><text:span text:style-name="T74">ingresso de divisas no país de maneira considerável. Em 2001 o número foi de US$4,23 bilhões. (</text:span><text:span text:style-name="T75">TURISMO COMO FATOR DE CRESCIMENTO E DESENVOLVIMENTO DO MUNICÍPIO</text:span><text:span text:style-name="T76">, 2003).</text:span></text:p>
      <text:p text:style-name="P77"><text:span text:style-name="T78">Muitas das cidades brasileiras têm como fatores de produção econômica a agricultura, pec</text:span><text:span text:style-name="T79">uária, indústria, comércio entre outros. Porém hoje, têm aberto suas portas para um novo setor, o Turismo, que tem no município o cenário de produção e de consumo. A atividade turística pode constituir um investimento inicial gerador do processo ramificado</text:span><text:span text:style-name="T80">r da economia local, e por extensão, regional. É com esta ideia que, investir no Turismo pode ser uma alternativa positiva para os municípios que buscam saída para complementar sua economia e fazer com que haja um maior desenvolvimento da cidade. (</text:span><text:span text:style-name="T81">TURISMO<text:s/></text:span><text:span text:style-name="T82">COMO FATOR DE CRESCIMENTO E DESENVOLVIMENTO DO MUNICÍPIO</text:span><text:span text:style-name="T83">, 2003).</text:span></text:p>
      <text:p text:style-name="P84">Escolhemos este assunto pois ele não é muito tratado em projetos e também pois todos os integrantes do grupo moram em cidades turísticas ou em cidades vizinhas a elas e que, apesar de não prestarmos muita atenção, percebemos que a cidade investe e melhora cada vez mais no turismo para que possa ser mais “vista” por todos. A cidade que escolhemos para tratar nesse projeto é muito procurada por suas praias exuberantes, mas hoje em dia não mais só por esse fator devido há agora ela já possuir uma estrutura adequada de hotéis restaurantes e áreas de lazer e entretenimento e muitos outros atrativos naturais, culturais que atraem os visitantes até mesmo para as demais cidades da região que também são<text:s/>ricas em atrativos.</text:p>
      <text:p text:style-name="P85"/>
      <text:p text:style-name="P86"><text:span text:style-name="T87">PROCEDIMENTOS</text:span><text:span text:style-name="T88"><text:s/></text:span><text:span text:style-name="T89">METODOLÓGICOS</text:span></text:p>
      <text:p text:style-name="P90"/>
      <text:p text:style-name="P91">O presente estudo trata de uma pesquisa aplicada, descritiva, com abordagem quanti-qualitativa, dividida em quatro etapas de pesquisa.</text:p>
      <text:p text:style-name="P92">A primeira etapa pode ser classificada como documental, a partir de<text:s/>dados secundários fornecidos pela Prefeitura Municipal de Camboriú, através da Secretaria de Turismo, para identificar o perfil do turista que visitou a cidade no período de 2014 a 2016, analisando os registros feitos pelo órgão.</text:p>
      <text:p text:style-name="P93"><text:span text:style-name="T94">A segunda etapa de pesquis</text:span><text:span text:style-name="T95">a classifica-se como levantamento de campo por amostragem, a partir de dados primários, utilizando como ferramenta de coleta de dados um questionário feito aos turistas e por meio deste fazer um levantamento do perfil. Os turistas serão abordados na praia,</text:span><text:span text:style-name="T96"><text:s/>durante os sábados a tarde entre as 14:00 e as 17:00hrs, iniciando em maio e terminando as abordagens em junho, lhes pedindo se gostariam de responder o questionário.</text:span></text:p>
      <text:p text:style-name="P97"><text:span text:style-name="T98">A terceira etapa é, também, um levantamento de campo por meio de questionários, via e-ma</text:span><text:span text:style-name="T99">ils enviados e deixados em hotéis da Avenida Brasil e Avenida Central, para identificar se houve alguma adequação necessária feita para atrair mais hospede e analisar os dados coletados.</text:span></text:p>
      <text:soft-page-break/>
      <text:p text:style-name="P100">A quarta etapa, será realizada por observações das melhorias efetuadas na cidade para os cidadãos e para os turistas no período de 2014 a 2016.</text:p>
      <text:p text:style-name="P101"/>
      <text:p text:style-name="P102"><text:span text:style-name="T103">RESULTADOS</text:span><text:span text:style-name="T104"><text:s/></text:span><text:span text:style-name="T105">E</text:span><text:span text:style-name="T106"><text:s/></text:span><text:span text:style-name="T107">DISCUSSÃO</text:span></text:p>
      <text:p text:style-name="P108"/>
      <text:p text:style-name="P109"><text:span text:style-name="T110">Até o momento, o objetivo geral (</text:span><text:span text:style-name="T111">Identificar como o turismo beneficia os aspectos estruturais/econômicos de Balneário Camboriú) não foi concluído, por razão</text:span><text:span text:style-name="T112"><text:s/>dos hotéis não terem respondido o questionário que lhes foi enviado. No entanto conseguimos realizar um dos objetivos específicos através da aplicação de questionários (verificar o perfil do turista que visitou Balneário Camboriú no mês de junho de 2017)<text:s/></text:span><text:span text:style-name="T113">e os resultados obtidos são: 6% dos turistas tem entre 0 e 10 anos. 12% tem entre 11 e 20 anos de idade. 18% tem entre 21 e 30. 14% dos turistas tem entre 41 e 50. 18% dos turistas tem entre 31 e 40 anos, e 32% dos turistas entrevistados tem entre mais de<text:s/></text:span><text:span text:style-name="T114">51 anos de idade.</text:span></text:p>
      <text:p text:style-name="P115"><text:span text:style-name="T116">Também pode se apontar que 36% das pessoas entrevistadas se identifica com o gênero feminino, 46% se identifica com gênero e 18% das pessoas entrevistadas se identificam com gênero não binário.</text:span></text:p>
      <text:p text:style-name="P117"><text:span text:style-name="T118">Aponta-se também que 46% veio pela primeira<text:s/></text:span><text:span text:style-name="T119">vez a Balneário Camboriú. E que 54% dos turistas entrevistados já vieram a cidade.</text:span></text:p>
      <text:p text:style-name="P120"/>
      <text:p text:style-name="P121"><text:span text:style-name="T122">CONSIDERAÇÕES</text:span><text:span text:style-name="T123"><text:s/></text:span><text:span text:style-name="T124">FINAIS</text:span></text:p>
      <text:p text:style-name="P125"/>
      <text:p text:style-name="P126">O objetivo principal do projeto não foi respondido até então pois, os questionários para obter a resposta ainda não foram respondidos, porém, ao<text:s/>analisar os dados obtidos até o presente momento, é possível constatar que o turismo influencia em grande parte da economia da cidade de Balneário Camboriú e essa afirmação é facilmente notada se a história da cidade for observada pois, ao longo do tempo a<text:s/>cidade vem crescendo cada vez mais.</text:p>
      <text:p text:style-name="P127">A época em que as pesquisas de campo foram realizadas influenciam nos resultados do projeto, pois Balneário Camboriú tem diferentes faixas etárias em determinados períodos; no período de festas de fim de ano o público é<text:s/>mais jovem e no período da pesquisa pode-se notar que há mais pessoas com mais de 51 anos de idade.</text:p>
      <text:p text:style-name="P128">A pesquisa mostra que 54% dos turistas entrevistados já haviam visitado à cidade anteriormente, o que mostra que a cidade é um bom destino turístico pois os indivíduos voltaram a Balneário Camboriú.</text:p>
      <text:p text:style-name="P129"/>
      <text:p text:style-name="P130">REFERÊNCIAS</text:p>
      <text:p text:style-name="P131"><text:span text:style-name="T132">LEITE, Ana Lygia Monteferrario; Turolla, Frederico Araujo.<text:s/></text:span><text:span text:style-name="T133">A força do turismo</text:span><text:span text:style-name="T134">. GV executivo, Nº4. Vol 6, JUL./AGO. 2007.</text:span></text:p>
      <text:p text:style-name="P135"><text:span text:style-name="T136">SILVA, Giuliano Alves Borges e; PASSADOR, João Luiz.<text:s/></text:span><text:span text:style-name="T137">R</text:span><text:span text:style-name="T138">edistribuição fiscal par</text:span><text:span text:style-name="T139">a o desenvolvimento turístico local e regional.</text:span><text:span text:style-name="T140"><text:s/>Rev. Adm. Pública. Rio de Janeiro, jul. /ago. 2016.LOPES, Alba de Oliveira Barbosa; TINÔCO, Dinah dos Santos; ARAÚJO, Richard Medeiros de. Turismo como Vetor de Desenvolvimento Local: um<text:s/></text:span><text:soft-page-break/><text:span text:style-name="T141">olhar através das ide</text:span><text:span text:style-name="T142">ias de Theodor Adorno e Max Horkheimer. In: Turismo em Análise. Vol. 23, n. 1, abril 2012.</text:span></text:p>
      <text:p text:style-name="P143"><text:span text:style-name="T144">BOMM, Sílvia.<text:s/></text:span><text:span text:style-name="T145">Desenvolvimento econômico e turístico marcam 51 anos de Balneário Camboriú</text:span><text:span text:style-name="T146">. Disponível em:&lt;http://www.balneariocamboriu.sc.gov.br/imprensa/noticia.cfm?</text:span><text:span text:style-name="T147">codigo=15797&gt;. Acesso em: 30 de novembro 2016</text:span></text:p>
      <text:p text:style-name="P148"><text:span text:style-name="T149">DIAS, Larissa Reynaldes; MONTANHEIRO , Rebeca Bonomo.<text:s/></text:span><text:span text:style-name="T150">Turismo como fator de crescimento e desenvolvimento do município</text:span><text:span text:style-name="T151">. Disponível em:&lt;http://www.revistaturismo.com.br/artigos/fatorcrescimento.html&gt;.Acesso em:<text:s/></text:span><text:span text:style-name="T152">30 maio 2016.</text:span></text:p>
      <text:p text:style-name="P153"/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Título10" style:next-style-name="Textbody" style:default-outline-level="1"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Título10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Título10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ítulo10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ítulo20" style:display-name="Título2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Cabeçalho" style:display-name="Cabeçalho" style:family="paragraph" style:parent-style-name="Standard">
      <style:paragraph-properties fo:margin-bottom="0in" fo:line-height="100%"/>
      <style:text-properties fo:hyphenate="false"/>
    </style:style>
    <style:style style:name="Rodapé" style:display-name="Rodapé" style:family="paragraph" style:parent-style-name="Standard">
      <style:paragraph-properties fo:margin-bottom="0in" fo:line-height="100%"/>
      <style:text-properties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-asian="Times New Roman" style:font-name-complex="Times New Roman" style:font-size-complex="12pt" style:language-asian="pt" style:country-asian="BR" fo:hyphenate="false"/>
    </style:style>
    <style:style style:name="SemEspaçamento" style:display-name="Sem Espaçamento" style:family="paragraph">
      <style:paragraph-properties fo:widows="2" fo:orphans="2"/>
      <style:text-properties style:font-name="Liberation Serif" style:font-name-asian="Noto Sans CJK SC Regular" style:font-name-complex="FreeSans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Arial" style:font-name-complex="Arial" fo:color="#000000" fo:font-size="12pt" style:font-size-asian="12pt"/>
    </style:style>
    <style:style style:name="WW8Num4z0" style:display-name="WW8Num4z0" style:family="text">
      <style:text-properties style:font-name="Arial" style:font-name-complex="Arial" fo:font-weight="normal" style:font-weight-asian="normal" fo:font-size="12pt" style:font-size-asian="12pt" style:font-size-complex="12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fo:font-weight="bold" style:font-weight-asian="bold" fo:color="#000000"/>
    </style:style>
    <style:style style:name="WW8Num5z1" style:display-name="WW8Num5z1" style:family="text">
      <style:text-properties fo:font-weight="bold" style:font-weight-asian="bold"/>
    </style:style>
    <style:style style:name="WW8Num5z2" style:display-name="WW8Num5z2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Fonteparág.padrão2" style:display-name="Fonte parág. padrão2" style:family="text"/>
    <style:style style:name="WW8Num1zfalse" style:display-name="WW8Num1zfalse" style:family="text"/>
    <style:style style:name="WW8Num1ztrue" style:display-name="WW8Num1ztrue" style:family="text"/>
    <style:style style:name="WW-WW8Num1ztrue" style:display-name="WW-WW8Num1ztrue" style:family="text"/>
    <style:style style:name="WW-WW8Num1ztrue1" style:display-name="WW-WW8Num1ztrue1" style:family="text"/>
    <style:style style:name="WW-WW8Num1ztrue12" style:display-name="WW-WW8Num1ztrue12" style:family="text"/>
    <style:style style:name="WW-WW8Num1ztrue123" style:display-name="WW-WW8Num1ztrue123" style:family="text"/>
    <style:style style:name="WW-WW8Num1ztrue1234" style:display-name="WW-WW8Num1ztrue1234" style:family="text"/>
    <style:style style:name="WW-WW8Num1ztrue12345" style:display-name="WW-WW8Num1ztrue12345" style:family="text"/>
    <style:style style:name="WW-WW8Num1ztrue123456" style:display-name="WW-WW8Num1ztrue123456" style:family="text"/>
    <style:style style:name="Fonteparág.padrão1" style:display-name="Fonte parág. padrão1" style:family="text"/>
    <style:style style:name="CabeçalhoChar" style:display-name="Cabeçalho Char" style:family="text" style:parent-style-name="Fonteparág.padrão1"/>
    <style:style style:name="RodapéChar" style:display-name="Rodapé Char" style:family="text" style:parent-style-name="Fonteparág.padrão1"/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Ênfase" style:display-name="Ênfase" style:family="text">
      <style:text-properties fo:font-style="italic" style:font-style-asian="italic" style:font-style-complex="italic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0986in" fo:margin-left="1.2222in" fo:margin-bottom="0.1062in" fo:margin-right="0.7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611in"/>
      </style:header-style>
      <style:footer-style>
        <style:header-footer-properties style:dynamic-spacing="true" fo:min-height="0.977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Cabeçalho" style:family="paragraph">
      <style:paragraph-properties fo:text-align="end"/>
    </style:style>
    <style:style style:name="P4" style:parent-style-name="Cabeçalho" style:family="paragraph">
      <style:paragraph-properties fo:text-align="end"/>
    </style:style>
    <style:style style:name="P5" style:parent-style-name="Cabeçalho" style:family="paragraph">
      <style:paragraph-properties style:line-height-at-least="0.1388in"/>
    </style:style>
    <style:style style:name="TableColumn7" style:family="table-column">
      <style:table-column-properties style:column-width="6.375in" style:use-optimal-column-width="false"/>
    </style:style>
    <style:style style:name="Table6" style:family="table">
      <style:table-properties style:width="6.375in" fo:margin-left="-0.075in" table:align="left"/>
    </style:style>
    <style:style style:name="TableRow8" style:family="table-row">
      <style:table-row-properties style:min-row-height="0.5138in" style:use-optimal-row-height="false"/>
    </style:style>
    <style:style style:name="TableCell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style:snap-to-layout-grid="false" fo:text-align="center"/>
    </style:style>
    <style:style style:name="T11" style:parent-style-name="Fonteparág.padrão" style:family="text"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13" style:parent-style-name="Cabeçalho" style:family="paragraph">
      <style:paragraph-properties fo:text-align="center"/>
      <style:text-properties fo:font-weight="bold" style:font-weight-asian="bold" style:font-weight-complex="bold" fo:font-style="italic" style:font-style-asian="italic" fo:font-size="10pt" style:font-size-asian="10pt" style:font-size-complex="10pt"/>
    </style:style>
    <style:style style:name="P14" style:parent-style-name="Cabeçalho" style:family="paragraph">
      <style:paragraph-properties>
        <style:tab-stops>
          <style:tab-stop style:type="left" style:position="0.6354in"/>
          <style:tab-stop style:type="center" style:position="3.1493in"/>
        </style:tab-stops>
      </style:paragraph-properties>
    </style:style>
    <style:style style:name="P15" style:parent-style-name="Cabeçalho" style:family="paragraph">
      <style:paragraph-properties fo:text-align="center"/>
    </style:style>
    <style:style style:name="P16" style:parent-style-name="Cabeçalho" style:family="paragraph">
      <style:paragraph-properties fo:text-align="center"/>
    </style:style>
    <style:style style:name="P17" style:parent-style-name="Cabeçalho" style:family="paragraph">
      <style:paragraph-properties fo:text-align="center"/>
    </style:style>
    <style:style style:name="T18" style:parent-style-name="Fonteparág.padrão" style:family="text">
      <style:text-properties style:language-asian="pt" style:country-asian="BR"/>
    </style:style>
    <style:style style:name="P19" style:parent-style-name="Cabeçalho" style:family="paragraph">
      <style:paragraph-properties fo:text-align="center"/>
    </style:style>
    <style:style style:name="P20" style:parent-style-name="Cabeçalho" style:family="paragraph">
      <style:paragraph-properties fo:text-align="center"/>
    </style:style>
    <style:style style:name="T21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22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23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24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25" style:parent-style-name="Internetlink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26" style:parent-style-name="Fonteparág.padrão" style:family="text">
      <style:text-properties style:font-name="Arial" style:font-name-complex="Arial" fo:color="#000000" fo:font-size="9pt" style:font-size-asian="9pt" style:font-size-complex="9pt"/>
    </style:style>
    <style:style style:name="T27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28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29" style:parent-style-name="Fonteparág.padrão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30" style:parent-style-name="Internetlink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31" style:parent-style-name="Internetlink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P32" style:parent-style-name="Rodapé" style:family="paragraph">
      <style:text-properties style:font-name="Arial" style:font-name-asian="Arial" style:font-name-complex="Arial" fo:color="#000000" fo:font-size="9pt" style:font-size-asian="9pt" style:font-size-complex="9pt"/>
    </style:style>
    <style:style style:name="P33" style:parent-style-name="Rodapé" style:family="paragraph">
      <style:text-properties style:font-name="Arial" style:font-name-asian="Arial" style:font-name-complex="Arial" fo:color="#000000" fo:font-size="9pt" style:font-size-asian="9pt" style:font-size-complex="9pt"/>
    </style:style>
    <style:style style:name="P34" style:parent-style-name="Rodapé" style:family="paragraph">
      <style:text-properties style:font-name="Arial" style:font-name-complex="Arial" fo:color="#000000" fo:font-size="9pt" style:font-size-asian="9pt" style:font-size-complex="9pt"/>
    </style:style>
    <style:style style:name="P35" style:parent-style-name="Rodapé" style:family="paragraph">
      <style:text-properties style:font-name="Arial" style:font-name-complex="Arial" fo:color="#00000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page-number text:fixed="false">4</text:page-number></text:p>
        <text:p text:style-name="P5"/>
      </style:header>
      <style:footer>
        <table:table table:style-name="Table6">
          <table:table-columns>
            <table:table-column table:style-name="TableColumn7"/>
          </table:table-columns>
          <table:table-row table:style-name="TableRow8">
            <table:table-cell table:style-name="TableCell9">
              <text:p text:style-name="P10"><text:span text:style-name="T11">VII</text:span><text:span text:style-name="T12"><text:s/>FICE – Feira de Iniciação Cientifica e Extensão do Instituto Federal Catarinense – Campus Camboriú</text:span></text:p>
              <text:p text:style-name="P13"/>
            </table:table-cell>
          </table:table-row>
        </table:table>
        <text:p text:style-name="P14"/>
      </style:footer>
    </style:master-page>
    <style:master-page style:next-style-name="MP0" style:name="MPF0" style:page-layout-name="PL0">
      <style:header>
        <text:p text:style-name="P15"/>
        <text:p text:style-name="P16"/>
        <text:p text:style-name="P17"><text:span text:style-name="T18"><draw:frame draw:style-name="a0" draw:name="Imagem 2" text:anchor-type="as-char" svg:x="0in" svg:y="0in" svg:width="5.47083in" svg:height="1.02361in" style:rel-width="scale" style:rel-height="scale"><draw:image xlink:href="media/image1.png" xlink:type="simple" xlink:show="embed" xlink:actuate="onLoad"/><svg:title/><svg:desc/></draw:frame></text:span></text:p>
        <text:p text:style-name="P19"/>
        <text:p text:style-name="P20"/>
      </style:header>
      <style:footer>
        <text:p text:style-name="Rodapé"><text:span text:style-name="T21">1 Estudante do Curso T</text:span><text:span text:style-name="T22">é</text:span><text:span text:style-name="T23">cnico em Hospedagem Integrado ao Ensino Médio, Instituto Federal Catarinense, Campus Camboriú. E-mail:</text:span><text:span text:style-name="T24"><text:s/></text:span><text:a xlink:href="mailto:andersonjoaquim75@gmail.com" office:target-frame-name="_top" xlink:show="replace"><text:span text:style-name="T25">andersonjoaquim75@gmail.com</text:span></text:a></text:p>
        <text:p text:style-name="Rodapé"><text:span text:style-name="T26">2</text:span><text:span text:style-name="T27"><text:s/>Estudante do Curso T</text:span><text:span text:style-name="T28">é</text:span><text:span text:style-name="T29">cnico em Hospedagem Integrado ao Ensino Médio, Instituto Federal Catarinense, Campus Camboriú. E-mail:<text:s/></text:span><text:a xlink:href="mailto:arongcosta@hotmail.com" office:target-frame-name="_top" xlink:show="replace"><text:span text:style-name="T30">arong</text:span><text:span text:style-name="T31">costa@hotmail.com</text:span></text:a></text:p>
        <text:p text:style-name="P32">3 Estudante do Curso Técnico em Hospedagem Integrado ao Ensino Médio, Instituto Federal Catarinense, Campus Camboriú. E-mail: vitoria2001d@gmail.com</text:p>
        <text:p text:style-name="P33">4 Mestre em Educação, Professor no Instituto Federal Catarinense, Campus Camboriú.<text:s/>E-mail: juarez.lima@ifc.edu.br</text:p>
        <text:p text:style-name="P34"/>
        <text:p text:style-name="P3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ÍTULO DO ARTIGO</dc:title>
    <meta:initial-creator>Franciani</meta:initial-creator>
    <dc:creator>Juarezlima</dc:creator>
    <meta:creation-date>2017-06-08T10:52:00Z</meta:creation-date>
    <dc:date>2017-08-10T12:40:00Z</dc:date>
    <meta:print-date>2016-05-05T19:26:00Z</meta:print-date>
    <meta:template xlink:href="Normal" xlink:type="simple"/>
    <meta:editing-cycles>15</meta:editing-cycles>
    <meta:editing-duration>PT606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4" meta:paragraph-count="16" meta:word-count="1309" meta:character-count="8365" meta:row-count="58" meta:non-whitespace-character-count="7072"/>
  </office:meta>
</office:document-meta>
</file>